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23D00000077319C1D89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frame draw:style-name="gr1" draw:text-style-name="P1" draw:layer="layout" svg:width="12.129cm" svg:height="2.519cm" svg:x="1.144cm" svg:y="26.384cm">
          <draw:image xlink:href="Pictures/100000000000023D00000077319C1D8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31T20:51:07.775000000</meta:creation-date>
    <dc:date>2017-07-31T21:35:18.245000000</dc:date>
    <meta:editing-duration>PT2M3S</meta:editing-duration>
    <meta:editing-cycles>1</meta:editing-cycles>
    <meta:document-statistic meta:object-count="1"/>
    <meta:generator>LibreOffice/4.4.5.2$Windows_x86 LibreOffice_project/a22f674fd25a3b6f45bdebf25400ed2adff0ff99</meta:generator>
  </office:meta>
</office:document-meta>
</file>